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6449" officeooo:paragraph-rsid="00156449"/>
    </style:style>
    <style:style style:name="P2" style:family="paragraph" style:parent-style-name="Standard">
      <style:text-properties officeooo:rsid="00156449" officeooo:paragraph-rsid="00174cc3"/>
    </style:style>
    <style:style style:name="P3" style:family="paragraph" style:parent-style-name="Standard">
      <style:text-properties officeooo:rsid="00156449" officeooo:paragraph-rsid="001cdc36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56449" officeooo:paragraph-rsid="00156449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74cc3" officeooo:paragraph-rsid="00174cc3"/>
    </style:style>
    <style:style style:name="P6" style:family="paragraph" style:parent-style-name="Standard">
      <style:text-properties fo:font-weight="bold" officeooo:rsid="0020cb27" officeooo:paragraph-rsid="0020cb27" style:font-weight-asian="bold" style:font-weight-complex="bold"/>
    </style:style>
    <style:style style:name="P7" style:family="paragraph" style:parent-style-name="Standard">
      <style:text-properties officeooo:rsid="00174cc3" officeooo:paragraph-rsid="00174cc3"/>
    </style:style>
    <style:style style:name="P8" style:family="paragraph" style:parent-style-name="Standard">
      <style:text-properties officeooo:rsid="0018bd20" officeooo:paragraph-rsid="002517d6"/>
    </style:style>
    <style:style style:name="T1" style:family="text">
      <style:text-properties officeooo:rsid="00156449"/>
    </style:style>
    <style:style style:name="T2" style:family="text">
      <style:text-properties officeooo:rsid="00174cc3"/>
    </style:style>
    <style:style style:name="T3" style:family="text">
      <style:text-properties officeooo:rsid="00183334"/>
    </style:style>
    <style:style style:name="T4" style:family="text">
      <style:text-properties officeooo:rsid="001858e8"/>
    </style:style>
    <style:style style:name="T5" style:family="text">
      <style:text-properties officeooo:rsid="00189b35"/>
    </style:style>
    <style:style style:name="T6" style:family="text">
      <style:text-properties officeooo:rsid="0018b63e"/>
    </style:style>
    <style:style style:name="T7" style:family="text">
      <style:text-properties officeooo:rsid="001bfb0e"/>
    </style:style>
    <style:style style:name="T8" style:family="text">
      <style:text-properties officeooo:rsid="001f0fd0"/>
    </style:style>
    <style:style style:name="T9" style:family="text">
      <style:text-properties officeooo:rsid="001f9808"/>
    </style:style>
    <style:style style:name="T10" style:family="text">
      <style:text-properties fo:font-weight="bold" officeooo:rsid="001858e8" style:font-weight-asian="bold" style:font-weight-complex="bold"/>
    </style:style>
    <style:style style:name="T11" style:family="text">
      <style:text-properties fo:font-weight="bold" officeooo:rsid="00183334" style:font-weight-asian="bold" style:font-weight-complex="bold"/>
    </style:style>
    <style:style style:name="T12" style:family="text">
      <style:text-properties fo:font-weight="bold" officeooo:rsid="00189b35" style:font-weight-asian="bold" style:font-weight-complex="bold"/>
    </style:style>
    <style:style style:name="T13" style:family="text">
      <style:text-properties fo:font-weight="bold" officeooo:rsid="0018b63e" style:font-weight-asian="bold" style:font-weight-complex="bold"/>
    </style:style>
    <style:style style:name="T14" style:family="text">
      <style:text-properties fo:font-weight="bold" officeooo:rsid="00234ed9" style:font-weight-asian="bold" style:font-weight-complex="bold"/>
    </style:style>
    <style:style style:name="T15" style:family="text">
      <style:text-properties officeooo:rsid="002517d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latório final de atividades</text:p>
      <text:p text:style-name="P1"/>
      <text:p text:style-name="P1">Nome: <text:span text:style-name="T7">Tiago Kenji Umemura</text:span></text:p>
      <text:p text:style-name="P1"/>
      <text:p text:style-name="P1"/>
      <text:p text:style-name="P1">1 – Considerando os projetos em que você foi colaborador (não gerente), coloque as informações solicitadas a seguir, e dê uma nota de 1 a 5, em que 5 a atuação do gerente foi ótima e 1 a atuação foi insatisfatória.</text:p>
      <text:p text:style-name="P1"/>
      <text:p text:style-name="P1">Nome projeto 1: <text:span text:style-name="T4">Hemonúcleo</text:span></text:p>
      <text:p text:style-name="P1">Gerente projeto 1: <text:span text:style-name="T3">Maisa Barreto</text:span></text:p>
      <text:p text:style-name="P1">Nota de atuação do gerente do projeto 1: </text:p>
      <text:p text:style-name="P1">Sua função no projeto 1: <text:span text:style-name="T5">Testador</text:span></text:p>
      <text:p text:style-name="P1"/>
      <text:p text:style-name="P1">Nome projeto 2: <text:span text:style-name="T4">Clube de Sócios</text:span></text:p>
      <text:p text:style-name="P1">Gerente projeto 2: <text:span text:style-name="T3">Humberto Gonçalves</text:span></text:p>
      <text:p text:style-name="P1">Nota de atuação do gerente do projeto 2:</text:p>
      <text:p text:style-name="P1">Sua função no projeto 2: <text:span text:style-name="T5">Analista</text:span></text:p>
      <text:p text:style-name="P1"/>
      <text:p text:style-name="P1">Nome projeto 3: <text:span text:style-name="T4">Memorial Web</text:span></text:p>
      <text:p text:style-name="P1">Gerente projeto 3: <text:span text:style-name="T4">Nelson Júnior</text:span></text:p>
      <text:p text:style-name="P1">Nota de atuação do gerente do projeto 3:</text:p>
      <text:p text:style-name="P1">Sua função no projeto 3: <text:span text:style-name="T6">Implementador</text:span></text:p>
      <text:p text:style-name="P1"/>
      <text:p text:style-name="P1">2 – Considerando os projetos em que você foi colaborador (não gerente), faça uma auto avaliação, <text:s/>e dê uma nota de 1 a 5, em que 5 a sua atuação foi ótima e 1 sua atuação foi insatisfatória.</text:p>
      <text:p text:style-name="P1"/>
      <text:p text:style-name="P3">Nome projeto 1: <text:span text:style-name="T10">Hemonúcleo</text:span></text:p>
      <text:p text:style-name="P3">Gerente projeto 1: <text:span text:style-name="T11">Maisa Barreto</text:span></text:p>
      <text:p text:style-name="P1">Nota de sua atuação no projeto 1: <text:span text:style-name="T14">3</text:span></text:p>
      <text:p text:style-name="P3">Sua função no projeto 1: <text:span text:style-name="T12">Testador</text:span></text:p>
      <text:p text:style-name="P1"/>
      <text:p text:style-name="P3">Nome projeto 2: <text:span text:style-name="T10">Clube de Sócios</text:span></text:p>
      <text:p text:style-name="P3">Gerente projeto 2: <text:span text:style-name="T11">Humberto Gonçalves</text:span></text:p>
      <text:p text:style-name="P2">Nota de sua atuação no projeto <text:span text:style-name="T2">2</text:span>: <text:span text:style-name="T14">4</text:span></text:p>
      <text:p text:style-name="P3">Sua função no projeto 2: <text:span text:style-name="T12">Analista</text:span></text:p>
      <text:p text:style-name="P1"/>
      <text:p text:style-name="P3">Nome projeto 3: <text:span text:style-name="T10">Memorial Web</text:span></text:p>
      <text:p text:style-name="P3">Gerente projeto 3: <text:span text:style-name="T10">Nelson Júnior</text:span></text:p>
      <text:p text:style-name="P2">Nota de sua atuação no projeto <text:span text:style-name="T2">3</text:span>: <text:span text:style-name="T14">5</text:span></text:p>
      <text:p text:style-name="P3">Sua função no projeto 3: <text:span text:style-name="T13">Implementador</text:span></text:p>
      <text:p text:style-name="P1"/>
      <text:p text:style-name="P1">3 – No projeto em que você foi gerente, classifique a atuação de seus colaboradores, em que 1 teve <text:s/>desempenho satisfatório, 2 o desempenho mediano e 3 o desempenho pouco satisfatório. <text:span text:style-name="T2">Não é permitido dois ou mais nomes em uma mesma categoria de atuação.</text:span></text:p>
      <text:p text:style-name="P1"/>
      <text:p text:style-name="P1">Nome do colaborador com desempenho satisfatório: <text:span text:style-name="T8">Nelson</text:span></text:p>
      <text:p text:style-name="P1">Nome do colaborador com desempenho mediano: <text:span text:style-name="T9">Maisa</text:span></text:p>
      <text:p text:style-name="P1">Nome do colaborador com desempenho pouco satisfatório: <text:span text:style-name="T9">Humberto</text:span></text:p>
      <text:p text:style-name="P1"/>
      <text:p text:style-name="P2"><text:soft-page-break/>4 – No projeto em que você foi gerente, <text:span text:style-name="T2">se você tivesse que </text:span>d<text:span text:style-name="T2">ar</text:span> uma nota de 1 a 5 <text:span text:style-name="T2">para seu colaborador com melhor desempenho,</text:span> em que 5 a atuação do <text:span text:style-name="T2">colaborador</text:span> foi ótima e 1 a atuação foi insatisfatória, <text:span text:style-name="T2">qual seria a nota desse melhor colaborador ?</text:span></text:p>
      <text:p text:style-name="P6">Nota: 4.</text:p>
      <text:p text:style-name="P2"/>
      <text:p text:style-name="P5">5 <text:span text:style-name="T1">– No projeto em que você foi gerente, faça uma auto avaliação, <text:s/>e dê uma nota de 1 a 5, em que 5 a sua atuação foi ótima e 1 sua atuação foi insatisfatória.</text:span></text:p>
      <text:p text:style-name="P6">Nota: 4.</text:p>
      <text:p text:style-name="P5"/>
      <text:p text:style-name="P8">6 - <text:span text:style-name="T1">No projeto em que você foi gerente, faça uma avaliação </text:span>de qualidade do software implementado<text:span text:style-name="T1">, <text:s/>e dê uma nota de 1 a 5, em que 5 </text:span>é ótimo <text:span text:style-name="T1">1 </text:span>é ruim<text:span text:style-name="T1">.</text:span></text:p>
      <text:p text:style-name="P5"/>
      <text:p text:style-name="P5"><text:span text:style-name="T15">7</text:span> <text:span text:style-name="T1">– </text:span>Quais foram suas maiores dificuldades como Gerente ?</text:p>
      <text:p text:style-name="P5"/>
      <text:p text:style-name="P5"><text:span text:style-name="T15">8</text:span> <text:span text:style-name="T1">– </text:span>Essa disciplina foi útil <text:s/>(ou não foi útil) de que forma para você compreender a atuação, <text:s/>o papel e as tarefas de um gerente?</text:p>
      <text:p text:style-name="P1"/>
      <text:p text:style-name="P5"><text:span text:style-name="T15">9</text:span> <text:span text:style-name="T1">– </text:span>Quais seriam suas sugestões para que essa disciplina possa melhorar a formação dos alunos do ponto de vista da atuação, <text:s/>do papel e das tarefas de um gerente?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19:30:45.625307894</meta:creation-date>
    <dc:date>2016-12-07T21:05:19.875578930</dc:date>
    <meta:editing-duration>PT1H2M9S</meta:editing-duration>
    <meta:editing-cycles>15</meta:editing-cycles>
    <meta:generator>LibreOffice/5.1.4.2$Linux_X86_64 LibreOffice_project/10m0$Build-2</meta:generator>
    <meta:document-statistic meta:table-count="0" meta:image-count="0" meta:object-count="0" meta:page-count="2" meta:paragraph-count="40" meta:word-count="476" meta:character-count="2604" meta:non-whitespace-character-count="2152"/>
  </office:meta>
</office:document-meta>
</file>